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style-name="ce1"/>
          <table:table-cell office:value-type="string" table:style-name="ce1">
            <text:p>GAMLSS</text:p>
          </table:table-cell>
          <table:table-cell office:value-type="string" table:style-name="ce1">
            <text:p>GEV</text:p>
          </table:table-cell>
          <table:table-cell office:value-type="string" table:style-name="ce1">
            <text:p>GP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to x20</text:p>
          </table:table-cell>
          <table:table-cell office:value-type="float" office:value="36.312060000000002" table:style-name="ce2">
            <text:p>36,31206</text:p>
          </table:table-cell>
          <table:table-cell office:value-type="float" office:value="35.133620000000001" table:style-name="ce2">
            <text:p>35,13362</text:p>
          </table:table-cell>
          <table:table-cell office:value-type="float" office:value="35.764699999999998" table:style-name="ce2">
            <text:p>35,76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lato x50</text:p>
          </table:table-cell>
          <table:table-cell office:value-type="float" office:value="36.71698" table:style-name="ce2">
            <text:p>36,71698</text:p>
          </table:table-cell>
          <table:table-cell office:value-type="float" office:value="35.802860000000003" table:style-name="ce2">
            <text:p>35,80286</text:p>
          </table:table-cell>
          <table:table-cell office:value-type="float" office:value="35.902349999999998" table:style-name="ce2">
            <text:p>35,902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sień x20</text:p>
          </table:table-cell>
          <table:table-cell office:value-type="string" table:style-name="ce2">
            <text:p>37.47909</text:p>
          </table:table-cell>
          <table:table-cell office:value-type="string" table:style-name="ce2">
            <text:p>32.17075<text:s/></text:p>
          </table:table-cell>
          <table:table-cell office:value-type="string" table:style-name="ce2">
            <text:p>41.037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jesień x50</text:p>
          </table:table-cell>
          <table:table-cell office:value-type="string" table:style-name="ce2">
            <text:p>38.4606</text:p>
          </table:table-cell>
          <table:table-cell office:value-type="string" table:style-name="ce2">
            <text:p>32.63413<text:s/></text:p>
          </table:table-cell>
          <table:table-cell office:value-type="string" table:style-name="ce2">
            <text:p>45.5988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ima x20</text:p>
          </table:table-cell>
          <table:table-cell office:value-type="string" table:style-name="ce2">
            <text:p>41.58443</text:p>
          </table:table-cell>
          <table:table-cell office:value-type="string" table:style-name="ce2">
            <text:p>20.50975<text:s/></text:p>
          </table:table-cell>
          <table:table-cell office:value-type="string" table:style-name="ce2">
            <text:p>22.2579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zima x50</text:p>
          </table:table-cell>
          <table:table-cell office:value-type="string" table:style-name="ce2">
            <text:p>42.88735</text:p>
          </table:table-cell>
          <table:table-cell office:value-type="string" table:style-name="ce2">
            <text:p>21.22244<text:s/></text:p>
          </table:table-cell>
          <table:table-cell office:value-type="string" table:style-name="ce2">
            <text:p>22.641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osna x20</text:p>
          </table:table-cell>
          <table:table-cell office:value-type="string" table:style-name="ce2">
            <text:p>15.77225</text:p>
          </table:table-cell>
          <table:table-cell office:value-type="string" table:style-name="ce2">
            <text:p>29.27850<text:s/></text:p>
          </table:table-cell>
          <table:table-cell office:value-type="string" table:style-name="ce2">
            <text:p>29.993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wiosna x50</text:p>
          </table:table-cell>
          <table:table-cell office:value-type="string" table:style-name="ce2">
            <text:p>15.78718</text:p>
          </table:table-cell>
          <table:table-cell office:value-type="string" table:style-name="ce2">
            <text:p>29.47713<text:s/></text:p>
          </table:table-cell>
          <table:table-cell office:value-type="string" table:style-name="ce2">
            <text:p>30.27762</text:p>
          </table:table-cell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Marcin Borysiak</dc:creator>
    <meta:creation-date>2022-04-29T16:31:02Z</meta:creation-date>
    <dc:date>2022-04-29T20:04:00Z</dc:date>
    <meta:editing-cycles>1</meta:editing-cycles>
    <meta:editing-duration>PT226S</meta:editing-duration>
  </office:meta>
</office:document-meta>
</file>